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2368" calcext:value-type="float">
            <text:p>47.9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2488" calcext:value-type="float">
            <text:p>48.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065</text:p>
          </table:table-cell>
          <table:table-cell office:value-type="string" calcext:value-type="string">
            <text:p>16N 21W 8CB:49350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